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2" style:parent-style-name="DefaultParagraphFont" style:family="text">
      <style:text-properties fo:font-size="28pt" style:font-size-asian="28pt" style:font-size-complex="28pt"/>
    </style:style>
    <style:style style:name="P3" style:parent-style-name="Textbody" style:family="paragraph">
      <style:text-properties fo:font-size="28pt" style:font-size-asian="28pt" style:font-size-complex="28pt"/>
    </style:style>
    <style:style style:name="T4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6" style:parent-style-name="Textbody" style:family="paragraph">
      <style:text-properties fo:font-size="24pt" style:font-size-asian="24pt" style:font-size-complex="24pt"/>
    </style:style>
    <style:style style:name="P7" style:parent-style-name="Textbody" style:family="paragraph">
      <style:text-properties fo:font-size="22pt" style:font-size-asian="22pt" style:font-size-complex="22pt"/>
    </style:style>
    <style:style style:name="TableColumn9" style:family="table-column">
      <style:table-column-properties style:column-width="2.2986in" style:use-optimal-column-width="false"/>
    </style:style>
    <style:style style:name="TableColumn10" style:family="table-column">
      <style:table-column-properties style:column-width="3.75in" style:use-optimal-column-width="false"/>
    </style:style>
    <style:style style:name="Table8" style:family="table">
      <style:table-properties style:width="6.0486in" fo:margin-left="-0.0486in" table:align="left"/>
    </style:style>
    <style:style style:name="TableRow11" style:family="table-row">
      <style:table-row-properties style:min-row-height="0.327in" style:use-optimal-row-height="false" fo:keep-together="always"/>
    </style:style>
    <style:style style:name="TableCell12" style:family="table-cell">
      <style:table-cell-properties fo:border="0.0034in solid #000000" fo:padding-top="0in" fo:padding-left="0.0486in" fo:padding-bottom="0in" fo:padding-right="0.0486in"/>
    </style:style>
    <style:style style:name="P13" style:parent-style-name="Textbody" style:family="paragraph">
      <style:text-properties style:font-name="Verdana" style:font-name-asian="Verdana" style:font-name-complex="Verdana" fo:font-weight="bold" style:font-weight-asian="bold" style:font-weight-complex="bold" fo:font-size="14pt" style:font-size-asian="14pt" style:font-size-complex="14pt"/>
    </style:style>
    <style:style style:name="TableRow14" style:family="table-row">
      <style:table-row-properties style:min-row-height="0.327in" style:use-optimal-row-height="false"/>
    </style:style>
    <style:style style:name="TableCell15" style:family="table-cell">
      <style:table-cell-properties fo:border="0.0034in solid #000000" fo:padding-top="0in" fo:padding-left="0.0486in" fo:padding-bottom="0in" fo:padding-right="0.0486in"/>
    </style:style>
    <style:style style:name="P16" style:parent-style-name="Textbody" style:family="paragraph">
      <style:paragraph-properties fo:text-align="end"/>
      <style:text-properties style:font-name="Verdana" style:font-name-asian="Verdana" style:font-name-complex="Verdana" fo:font-weight="bold" style:font-weight-asian="bold" style:font-weight-complex="bold" fo:font-size="14pt" style:font-size-asian="14pt" style:font-size-complex="14pt"/>
    </style:style>
    <style:style style:name="TableCell17" style:family="table-cell">
      <style:table-cell-properties fo:border="0.0034in solid #000000" fo:padding-top="0in" fo:padding-left="0.0486in" fo:padding-bottom="0in" fo:padding-right="0.0486in"/>
    </style:style>
    <style:style style:name="P18" style:parent-style-name="Textbody" style:family="paragraph">
      <style:text-properties style:font-name="Verdana" style:font-name-asian="Verdana" style:font-name-complex="Verdana" fo:font-weight="bold" style:font-weight-asian="bold" style:font-weight-complex="bold" fo:font-size="14pt" style:font-size-asian="14pt" style:font-size-complex="14pt"/>
    </style:style>
    <style:style style:name="TableRow19" style:family="table-row">
      <style:table-row-properties style:min-row-height="0.3277in" style:use-optimal-row-height="false"/>
    </style:style>
    <style:style style:name="TableCell20" style:family="table-cell">
      <style:table-cell-properties fo:border="0.0034in solid #000000" fo:padding-top="0in" fo:padding-left="0.0486in" fo:padding-bottom="0in" fo:padding-right="0.0486in"/>
    </style:style>
    <style:style style:name="P21" style:parent-style-name="Textbody" style:family="paragraph">
      <style:paragraph-properties fo:text-align="end"/>
      <style:text-properties style:font-name="Verdana" style:font-name-asian="Verdana" style:font-name-complex="Verdana" fo:font-weight="bold" style:font-weight-asian="bold" style:font-weight-complex="bold" fo:font-size="14pt" style:font-size-asian="14pt" style:font-size-complex="14pt"/>
    </style:style>
    <style:style style:name="TableCell22" style:family="table-cell">
      <style:table-cell-properties fo:border="0.0034in solid #000000" fo:padding-top="0in" fo:padding-left="0.0486in" fo:padding-bottom="0in" fo:padding-right="0.0486in"/>
    </style:style>
    <style:style style:name="P23" style:parent-style-name="Textbody" style:family="paragraph">
      <style:text-properties style:font-name="Verdana" style:font-name-asian="Verdana" style:font-name-complex="Verdana" fo:font-weight="bold" style:font-weight-asian="bold" style:font-weight-complex="bold" fo:font-size="14pt" style:font-size-asian="14pt" style:font-size-complex="14pt"/>
    </style:style>
    <style:style style:name="TableRow24" style:family="table-row">
      <style:table-row-properties style:min-row-height="0.3277in" style:use-optimal-row-height="false"/>
    </style:style>
    <style:style style:name="TableCell25" style:family="table-cell">
      <style:table-cell-properties fo:border="0.0034in solid #000000" fo:padding-top="0in" fo:padding-left="0.0486in" fo:padding-bottom="0in" fo:padding-right="0.0486in"/>
    </style:style>
    <style:style style:name="P26" style:parent-style-name="Textbody" style:family="paragraph">
      <style:paragraph-properties fo:text-align="end"/>
      <style:text-properties style:font-name="Verdana" style:font-name-asian="Verdana" style:font-name-complex="Verdana" fo:font-weight="bold" style:font-weight-asian="bold" style:font-weight-complex="bold" fo:font-size="14pt" style:font-size-asian="14pt" style:font-size-complex="14pt"/>
    </style:style>
    <style:style style:name="TableCell27" style:family="table-cell">
      <style:table-cell-properties fo:border="0.0034in solid #000000" fo:padding-top="0in" fo:padding-left="0.0486in" fo:padding-bottom="0in" fo:padding-right="0.0486in"/>
    </style:style>
    <style:style style:name="P28" style:parent-style-name="Standard" style:family="paragraph">
      <style:text-properties style:font-name="Verdana" style:font-name-asian="Verdana" style:font-name-complex="Verdana" fo:font-weight="bold" style:font-weight-asian="bold" style:font-weight-complex="bold" fo:font-size="14pt" style:font-size-asian="14pt" style:font-size-complex="14pt"/>
    </style:style>
    <style:style style:name="TableRow29" style:family="table-row">
      <style:table-row-properties style:min-row-height="0.3277in" style:use-optimal-row-height="false"/>
    </style:style>
    <style:style style:name="TableCell30" style:family="table-cell">
      <style:table-cell-properties fo:border="0.0034in solid #000000" fo:padding-top="0in" fo:padding-left="0.0486in" fo:padding-bottom="0in" fo:padding-right="0.0486in"/>
    </style:style>
    <style:style style:name="P31" style:parent-style-name="Textbody" style:family="paragraph">
      <style:paragraph-properties fo:text-align="end"/>
      <style:text-properties style:font-name="Verdana" style:font-name-asian="Verdana" style:font-name-complex="Verdana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34in solid #000000" fo:padding-top="0in" fo:padding-left="0.0486in" fo:padding-bottom="0in" fo:padding-right="0.0486in"/>
    </style:style>
    <style:style style:name="T33" style:parent-style-name="Hyperlink" style:family="text">
      <style:text-properties style:font-name="Verdana" style:font-name-asian="Verdana" style:font-name-complex="Verdana" fo:font-weight="bold" style:font-weight-asian="bold" style:font-weight-complex="bold" fo:font-size="14pt" style:font-size-asian="14pt" style:font-size-complex="14pt"/>
    </style:style>
    <style:style style:name="TableRow34" style:family="table-row">
      <style:table-row-properties style:min-row-height="0.3277in" style:use-optimal-row-height="false"/>
    </style:style>
    <style:style style:name="TableCell35" style:family="table-cell">
      <style:table-cell-properties fo:border="0.0034in solid #000000" fo:padding-top="0in" fo:padding-left="0.0486in" fo:padding-bottom="0in" fo:padding-right="0.0486in"/>
    </style:style>
    <style:style style:name="P36" style:parent-style-name="Textbody" style:family="paragraph">
      <style:paragraph-properties fo:text-align="end"/>
      <style:text-properties style:font-name="Verdana" style:font-name-asian="Verdana" style:font-name-complex="Verdana" fo:font-weight="bold" style:font-weight-asian="bold" style:font-weight-complex="bold" fo:font-size="14pt" style:font-size-asian="14pt" style:font-size-complex="14pt"/>
    </style:style>
    <style:style style:name="TableCell37" style:family="table-cell">
      <style:table-cell-properties fo:border="0.0034in solid #000000" fo:padding-top="0in" fo:padding-left="0.0486in" fo:padding-bottom="0in" fo:padding-right="0.0486in"/>
    </style:style>
    <style:style style:name="P38" style:parent-style-name="Standard" style:family="paragraph">
      <style:text-properties style:font-name="Verdana" style:font-name-asian="Verdana" style:font-name-complex="Verdana" fo:font-weight="bold" style:font-weight-asian="bold" style:font-weight-complex="bold" fo:font-size="14pt" style:font-size-asian="14pt" style:font-size-complex="14pt"/>
    </style:style>
    <style:style style:name="TableRow39" style:family="table-row">
      <style:table-row-properties style:min-row-height="0.3277in" style:use-optimal-row-height="false" fo:keep-together="always"/>
    </style:style>
    <style:style style:name="TableCell40" style:family="table-cell">
      <style:table-cell-properties fo:border="0.0034in solid #000000" fo:padding-top="0in" fo:padding-left="0.0486in" fo:padding-bottom="0in" fo:padding-right="0.0486in"/>
    </style:style>
    <style:style style:name="P41" style:parent-style-name="Textbody" style:family="paragraph">
      <style:paragraph-properties fo:text-align="end"/>
      <style:text-properties style:font-name="Verdana" style:font-name-asian="Verdana" style:font-name-complex="Verdana" fo:font-weight="bold" style:font-weight-asian="bold" style:font-weight-complex="bold" fo:font-size="14pt" style:font-size-asian="14pt" style:font-size-complex="14pt"/>
    </style:style>
    <style:style style:name="TableCell42" style:family="table-cell">
      <style:table-cell-properties fo:border="0.0034in solid #000000" fo:padding-top="0in" fo:padding-left="0.0486in" fo:padding-bottom="0in" fo:padding-right="0.0486in"/>
    </style:style>
    <style:style style:name="P43" style:parent-style-name="Textbody" style:family="paragraph">
      <style:paragraph-properties fo:text-align="start"/>
      <style:text-properties style:font-name="Verdana" style:font-name-asian="Verdana" style:font-name-complex="Verdana" fo:font-weight="bold" style:font-weight-asian="bold" style:font-weight-complex="bold" fo:font-size="14pt" style:font-size-asian="14pt" style:font-size-complex="14pt"/>
    </style:style>
    <style:style style:name="TableRow44" style:family="table-row">
      <style:table-row-properties style:min-row-height="0.3277in" style:use-optimal-row-height="false" fo:keep-together="always"/>
    </style:style>
    <style:style style:name="TableCell45" style:family="table-cell">
      <style:table-cell-properties fo:border="0.0034in solid #000000" fo:padding-top="0in" fo:padding-left="0.0486in" fo:padding-bottom="0in" fo:padding-right="0.0486in"/>
    </style:style>
    <style:style style:name="P46" style:parent-style-name="Textbody" style:family="paragraph">
      <style:paragraph-properties fo:text-align="end"/>
      <style:text-properties style:font-name="Verdana" style:font-name-asian="Verdana" style:font-name-complex="Verdana" fo:font-weight="bold" style:font-weight-asian="bold" style:font-weight-complex="bold" fo:font-size="14pt" style:font-size-asian="14pt" style:font-size-complex="14pt"/>
    </style:style>
    <style:style style:name="TableCell47" style:family="table-cell">
      <style:table-cell-properties fo:border="0.0034in solid #000000" fo:padding-top="0in" fo:padding-left="0.0486in" fo:padding-bottom="0in" fo:padding-right="0.0486in"/>
    </style:style>
    <style:style style:name="P48" style:parent-style-name="Standard" style:family="paragraph">
      <style:text-properties style:font-name="Verdana" style:font-name-asian="Verdana" style:font-name-complex="Verdana" fo:font-weight="bold" style:font-weight-asian="bold" style:font-weight-complex="bold" fo:font-size="14pt" style:font-size-asian="14pt" style:font-size-complex="14pt"/>
    </style:style>
    <style:style style:name="P49" style:parent-style-name="Normal" style:family="paragraph">
      <style:paragraph-properties fo:break-before="page"/>
    </style:style>
    <style:style style:name="P50" style:parent-style-name="TO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51" style:parent-style-name="Hyperlink" style:family="text">
      <style:text-properties fo:language="es" fo:country="AR"/>
    </style:style>
    <style:style style:name="T52" style:parent-style-name="Hyperlink" style:family="text">
      <style:text-properties fo:language="es" fo:country="AR"/>
    </style:style>
    <style:style style:name="P53" style:parent-style-name="TO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54" style:parent-style-name="Hyperlink" style:family="text">
      <style:text-properties fo:language="es" fo:country="AR"/>
    </style:style>
    <style:style style:name="P55" style:parent-style-name="TO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56" style:parent-style-name="Hyperlink" style:family="text">
      <style:text-properties fo:language="es" fo:country="AR"/>
    </style:style>
    <style:style style:name="P57" style:parent-style-name="TO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P58" style:parent-style-name="TO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P59" style:parent-style-name="TO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P60" style:parent-style-name="TO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P61" style:parent-style-name="TO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P62" style:parent-style-name="Normal" style:family="paragraph">
      <style:paragraph-properties fo:break-before="page"/>
    </style:style>
    <style:style style:name="P63" style:parent-style-name="Heading2" style:family="paragraph">
      <style:text-properties fo:language="es" fo:country="AR"/>
    </style:style>
    <style:style style:name="P64" style:parent-style-name="BodyText2" style:family="paragraph">
      <style:paragraph-properties fo:text-align="start"/>
    </style:style>
    <style:style style:name="T65" style:parent-style-name="DefaultParagraphFont" style:family="text">
      <style:text-properties style:font-name="Calibri" fo:font-size="11pt" style:font-size-asian="11pt" style:font-size-complex="11pt"/>
    </style:style>
    <style:style style:name="T66" style:parent-style-name="DefaultParagraphFont" style:family="text">
      <style:text-properties style:font-name="Calibri" fo:font-weight="bold" style:font-weight-asian="bold" fo:font-size="11pt" style:font-size-asian="11pt" style:font-size-complex="11pt"/>
    </style:style>
    <style:style style:name="T67" style:parent-style-name="DefaultParagraphFont" style:family="text">
      <style:text-properties style:font-name="Calibri" fo:font-weight="bold" style:font-weight-asian="bold" fo:font-size="11pt" style:font-size-asian="11pt" style:font-size-complex="11pt"/>
    </style:style>
    <style:style style:name="T68" style:parent-style-name="DefaultParagraphFont" style:family="text">
      <style:text-properties style:font-name="Calibri" fo:font-size="11pt" style:font-size-asian="11pt" style:font-size-complex="11pt"/>
    </style:style>
    <style:style style:name="P69" style:parent-style-name="BodyText2" style:family="paragraph">
      <style:paragraph-properties fo:text-align="start"/>
    </style:style>
    <style:style style:name="T70" style:parent-style-name="DefaultParagraphFont" style:family="text">
      <style:text-properties style:font-name="Calibri" fo:font-size="11pt" style:font-size-asian="11pt" style:font-size-complex="11pt"/>
    </style:style>
    <style:style style:name="T71" style:parent-style-name="DefaultParagraphFont" style:family="text">
      <style:text-properties style:font-name="Calibri" fo:font-weight="bold" style:font-weight-asian="bold" fo:font-size="11pt" style:font-size-asian="11pt" style:font-size-complex="11pt"/>
    </style:style>
    <style:style style:name="T72" style:parent-style-name="DefaultParagraphFont" style:family="text">
      <style:text-properties style:font-name="Calibri" fo:font-size="11pt" style:font-size-asian="11pt" style:font-size-complex="11pt"/>
    </style:style>
    <style:style style:name="T73" style:parent-style-name="DefaultParagraphFont" style:family="text">
      <style:text-properties style:font-name="Calibri" fo:font-weight="bold" style:font-weight-asian="bold" fo:font-size="11pt" style:font-size-asian="11pt" style:font-size-complex="11pt"/>
    </style:style>
    <style:style style:name="T74" style:parent-style-name="DefaultParagraphFont" style:family="text">
      <style:text-properties style:font-name="Calibri" fo:font-size="11pt" style:font-size-asian="11pt" style:font-size-complex="11pt"/>
    </style:style>
    <style:style style:name="P75" style:parent-style-name="BodyText2" style:family="paragraph">
      <style:paragraph-properties fo:text-align="start"/>
    </style:style>
    <style:style style:name="T76" style:parent-style-name="DefaultParagraphFont" style:family="text">
      <style:text-properties style:font-name="Calibri" fo:font-size="11pt" style:font-size-asian="11pt" style:font-size-complex="11pt"/>
    </style:style>
    <style:style style:name="T77" style:parent-style-name="DefaultParagraphFont" style:family="text">
      <style:text-properties style:font-name="Calibri" fo:font-size="11pt" style:font-size-asian="11pt" style:font-size-complex="11pt"/>
    </style:style>
    <style:style style:name="T78" style:parent-style-name="DefaultParagraphFont" style:family="text">
      <style:text-properties style:font-name="Calibri" fo:font-weight="bold" style:font-weight-asian="bold" fo:font-size="11pt" style:font-size-asian="11pt" style:font-size-complex="11pt"/>
    </style:style>
    <style:style style:name="T79" style:parent-style-name="DefaultParagraphFont" style:family="text">
      <style:text-properties style:font-name="Calibri" fo:font-size="11pt" style:font-size-asian="11pt" style:font-size-complex="11pt"/>
    </style:style>
    <style:style style:name="T80" style:parent-style-name="DefaultParagraphFont" style:family="text">
      <style:text-properties style:font-name="Calibri" fo:font-weight="bold" style:font-weight-asian="bold" fo:font-size="11pt" style:font-size-asian="11pt" style:font-size-complex="11pt"/>
    </style:style>
    <style:style style:name="T81" style:parent-style-name="DefaultParagraphFont" style:family="text">
      <style:text-properties style:font-name="Calibri" fo:font-size="11pt" style:font-size-asian="11pt" style:font-size-complex="11pt"/>
    </style:style>
    <style:style style:name="P82" style:parent-style-name="BodyText2" style:family="paragraph">
      <style:paragraph-properties fo:text-align="start"/>
      <style:text-properties style:font-name="Calibri" fo:font-size="11pt" style:font-size-asian="11pt" style:font-size-complex="11pt"/>
    </style:style>
    <style:style style:name="P83" style:parent-style-name="BodyText2" style:family="paragraph">
      <style:paragraph-properties fo:text-align="start"/>
    </style:style>
    <style:style style:name="T84" style:parent-style-name="DefaultParagraphFont" style:family="text">
      <style:text-properties style:font-name="Calibri" fo:font-size="11pt" style:font-size-asian="11pt" style:font-size-complex="11pt"/>
    </style:style>
    <style:style style:name="T85" style:parent-style-name="DefaultParagraphFont" style:family="text">
      <style:text-properties style:font-name="Calibri" fo:font-weight="bold" style:font-weight-asian="bold" fo:font-size="11pt" style:font-size-asian="11pt" style:font-size-complex="11pt"/>
    </style:style>
    <style:style style:name="T86" style:parent-style-name="DefaultParagraphFont" style:family="text">
      <style:text-properties style:font-name="Calibri" fo:font-size="11pt" style:font-size-asian="11pt" style:font-size-complex="11pt"/>
    </style:style>
    <style:style style:name="T87" style:parent-style-name="DefaultParagraphFont" style:family="text">
      <style:text-properties style:font-name="Calibri" fo:font-weight="bold" style:font-weight-asian="bold" fo:font-size="11pt" style:font-size-asian="11pt" style:font-size-complex="11pt"/>
    </style:style>
    <style:style style:name="T88" style:parent-style-name="DefaultParagraphFont" style:family="text">
      <style:text-properties style:font-name="Calibri" fo:font-size="11pt" style:font-size-asian="11pt" style:font-size-complex="11pt"/>
    </style:style>
    <style:style style:name="P89" style:parent-style-name="BodyText2" style:family="paragraph">
      <style:paragraph-properties fo:text-align="start"/>
      <style:text-properties style:font-name="Calibri" fo:font-size="11pt" style:font-size-asian="11pt" style:font-size-complex="11pt"/>
    </style:style>
    <style:style style:name="P90" style:parent-style-name="Heading2" style:family="paragraph">
      <style:text-properties fo:language="es" fo:country="AR"/>
    </style:style>
    <style:style style:name="P91" style:parent-style-name="Normal" style:family="paragraph">
      <style:text-properties style:font-name="Calibri" fo:font-size="11pt" style:font-size-asian="11pt" style:font-size-complex="11pt" fo:language="es" fo:country="AR"/>
    </style:style>
    <style:style style:name="P92" style:parent-style-name="ListParagraph" style:family="paragraph"/>
    <style:style style:name="T93" style:parent-style-name="DefaultParagraphFont" style:family="text">
      <style:text-properties style:font-name="Calibri" fo:font-weight="bold" style:font-weight-asian="bold" fo:font-size="11pt" style:font-size-asian="11pt" style:font-size-complex="11pt" fo:language="es" fo:country="AR"/>
    </style:style>
    <style:style style:name="T94" style:parent-style-name="DefaultParagraphFont" style:family="text">
      <style:text-properties style:font-name="Calibri" fo:font-size="11pt" style:font-size-asian="11pt" style:font-size-complex="11pt" fo:language="es" fo:country="AR"/>
    </style:style>
    <style:style style:name="P95" style:parent-style-name="ListParagraph" style:family="paragraph"/>
    <style:style style:name="T96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97" style:parent-style-name="DefaultParagraphFont" style:family="text">
      <style:text-properties style:font-name="Calibri" fo:font-size="11pt" style:font-size-asian="11pt" style:font-size-complex="11pt" fo:language="es" fo:country="AR"/>
    </style:style>
    <style:style style:name="P98" style:parent-style-name="ListParagraph" style:family="paragraph"/>
    <style:style style:name="T99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100" style:parent-style-name="DefaultParagraphFont" style:family="text">
      <style:text-properties style:font-name="Courier New" style:font-name-complex="Courier New" fo:font-weight="bold" style:font-weight-asian="bold" fo:font-size="8pt" style:font-size-asian="8pt" style:font-size-complex="8pt" fo:language="es" fo:country="AR"/>
    </style:style>
    <style:style style:name="T101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102" style:parent-style-name="DefaultParagraphFont" style:family="text">
      <style:text-properties style:font-name="Calibri" fo:font-size="11pt" style:font-size-asian="11pt" style:font-size-complex="11pt" fo:language="es" fo:country="AR"/>
    </style:style>
    <style:style style:name="P103" style:parent-style-name="ListParagraph" style:family="paragraph"/>
    <style:style style:name="T104" style:parent-style-name="DefaultParagraphFont" style:family="text">
      <style:text-properties style:font-name="Calibri" fo:font-weight="bold" style:font-weight-asian="bold" fo:font-size="11pt" style:font-size-asian="11pt" style:font-size-complex="11pt" fo:language="es" fo:country="AR"/>
    </style:style>
    <style:style style:name="T105" style:parent-style-name="DefaultParagraphFont" style:family="text">
      <style:text-properties style:font-name="Calibri" fo:font-size="11pt" style:font-size-asian="11pt" style:font-size-complex="11pt" fo:language="es" fo:country="AR"/>
    </style:style>
    <style:style style:name="P106" style:parent-style-name="ListParagraph" style:family="paragraph"/>
    <style:style style:name="T107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108" style:parent-style-name="DefaultParagraphFont" style:family="text">
      <style:text-properties style:font-name="Calibri" fo:font-size="11pt" style:font-size-asian="11pt" style:font-size-complex="11pt" fo:language="es" fo:country="AR"/>
    </style:style>
    <style:style style:name="T109" style:parent-style-name="DefaultParagraphFont" style:family="text">
      <style:text-properties style:font-name="Calibri" fo:font-size="11pt" style:font-size-asian="11pt" style:font-size-complex="11pt" fo:language="es" fo:country="AR"/>
    </style:style>
    <style:style style:name="P110" style:parent-style-name="ListParagraph" style:family="paragraph"/>
    <style:style style:name="T111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112" style:parent-style-name="DefaultParagraphFont" style:family="text">
      <style:text-properties style:font-name="Calibri" fo:font-size="11pt" style:font-size-asian="11pt" style:font-size-complex="11pt" fo:language="es" fo:country="AR"/>
    </style:style>
    <style:style style:name="P113" style:parent-style-name="ListParagraph" style:family="paragraph"/>
    <style:style style:name="T114" style:parent-style-name="DefaultParagraphFont" style:family="text">
      <style:text-properties style:font-name="Calibri" fo:font-weight="bold" style:font-weight-asian="bold" fo:font-size="11pt" style:font-size-asian="11pt" style:font-size-complex="11pt" fo:language="es" fo:country="AR"/>
    </style:style>
    <style:style style:name="T115" style:parent-style-name="DefaultParagraphFont" style:family="text">
      <style:text-properties style:font-name="Calibri" fo:font-size="11pt" style:font-size-asian="11pt" style:font-size-complex="11pt" fo:language="es" fo:country="AR"/>
    </style:style>
    <style:style style:name="P116" style:parent-style-name="ListParagraph" style:family="paragraph"/>
    <style:style style:name="T117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118" style:parent-style-name="DefaultParagraphFont" style:family="text">
      <style:text-properties style:font-name="Courier New" style:font-name-complex="Courier New" fo:font-weight="bold" style:font-weight-asian="bold" fo:font-size="8pt" style:font-size-asian="8pt" style:font-size-complex="8pt" fo:language="es" fo:country="AR"/>
    </style:style>
    <style:style style:name="T119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120" style:parent-style-name="DefaultParagraphFont" style:family="text">
      <style:text-properties style:font-name="Courier New" style:font-name-complex="Courier New" fo:font-weight="bold" style:font-weight-asian="bold" fo:font-size="8pt" style:font-size-asian="8pt" style:font-size-complex="8pt" fo:language="es" fo:country="AR"/>
    </style:style>
    <style:style style:name="T121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122" style:parent-style-name="DefaultParagraphFont" style:family="text">
      <style:text-properties style:font-name="Courier New" style:font-name-complex="Courier New" fo:font-weight="bold" style:font-weight-asian="bold" fo:font-size="8pt" style:font-size-asian="8pt" style:font-size-complex="8pt" fo:language="es" fo:country="AR"/>
    </style:style>
    <style:style style:name="T123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124" style:parent-style-name="DefaultParagraphFont" style:family="text">
      <style:text-properties fo:language="es" fo:country="AR"/>
    </style:style>
    <style:style style:name="T125" style:parent-style-name="DefaultParagraphFont" style:family="text">
      <style:text-properties style:font-name="Calibri" style:font-name-complex="Courier New" fo:font-size="11pt" style:font-size-asian="11pt" style:font-size-complex="11pt" fo:language="es" fo:country="AR"/>
    </style:style>
    <style:style style:name="T126" style:parent-style-name="DefaultParagraphFont" style:family="text">
      <style:text-properties style:font-name="Calibri" style:font-name-complex="Courier New" fo:font-size="11pt" style:font-size-asian="11pt" style:font-size-complex="11pt" fo:language="es" fo:country="AR"/>
    </style:style>
    <style:style style:name="P127" style:parent-style-name="ListParagraph" style:family="paragraph"/>
    <style:style style:name="T128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129" style:parent-style-name="DefaultParagraphFont" style:family="text">
      <style:text-properties style:font-name="Calibri" style:font-name-complex="Courier New" fo:font-size="11pt" style:font-size-asian="11pt" style:font-size-complex="11pt" fo:language="es" fo:country="AR"/>
    </style:style>
    <style:style style:name="P130" style:parent-style-name="ListParagraph" style:family="paragraph"/>
    <style:style style:name="T131" style:parent-style-name="DefaultParagraphFont" style:family="text">
      <style:text-properties style:font-name="Calibri" fo:font-weight="bold" style:font-weight-asian="bold" fo:font-size="11pt" style:font-size-asian="11pt" style:font-size-complex="11pt" fo:language="es" fo:country="AR"/>
    </style:style>
    <style:style style:name="T132" style:parent-style-name="DefaultParagraphFont" style:family="text">
      <style:text-properties style:font-name="Calibri" fo:font-size="11pt" style:font-size-asian="11pt" style:font-size-complex="11pt" fo:language="es" fo:country="AR"/>
    </style:style>
    <style:style style:name="P133" style:parent-style-name="ListParagraph" style:family="paragraph"/>
    <style:style style:name="T134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135" style:parent-style-name="DefaultParagraphFont" style:family="text">
      <style:text-properties style:font-name="Calibri" fo:font-size="11pt" style:font-size-asian="11pt" style:font-size-complex="11pt" fo:language="es" fo:country="AR"/>
    </style:style>
    <style:style style:name="T136" style:parent-style-name="DefaultParagraphFont" style:family="text">
      <style:text-properties style:font-name="Calibri" fo:font-size="11pt" style:font-size-asian="11pt" style:font-size-complex="11pt" fo:language="es" fo:country="AR"/>
    </style:style>
    <style:style style:name="P137" style:parent-style-name="ListParagraph" style:family="paragraph"/>
    <style:style style:name="T138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139" style:parent-style-name="DefaultParagraphFont" style:family="text">
      <style:text-properties style:font-name="Calibri" fo:font-size="11pt" style:font-size-asian="11pt" style:font-size-complex="11pt" fo:language="es" fo:country="AR"/>
    </style:style>
    <style:style style:name="P140" style:parent-style-name="Normal" style:family="paragraph">
      <style:paragraph-properties fo:break-before="page"/>
      <style:text-properties fo:language="es" fo:country="AR"/>
    </style:style>
    <style:style style:name="P141" style:parent-style-name="Heading2" style:family="paragraph">
      <style:text-properties fo:language="es" fo:country="AR"/>
    </style:style>
    <style:style style:name="T142" style:parent-style-name="DefaultParagraphFont" style:family="text">
      <style:text-properties style:font-name="Calibri" fo:font-size="11pt" style:font-size-asian="11pt" style:font-size-complex="11pt" fo:language="es" fo:country="AR"/>
    </style:style>
    <style:style style:name="T143" style:parent-style-name="DefaultParagraphFont" style:family="text">
      <style:text-properties style:font-name="Calibri" fo:font-weight="bold" style:font-weight-asian="bold" fo:font-size="11pt" style:font-size-asian="11pt" style:font-size-complex="11pt" fo:language="es" fo:country="AR"/>
    </style:style>
    <style:style style:name="T144" style:parent-style-name="DefaultParagraphFont" style:family="text">
      <style:text-properties style:font-name="Calibri" fo:font-size="11pt" style:font-size-asian="11pt" style:font-size-complex="11pt" fo:language="es" fo:country="AR"/>
    </style:style>
    <style:style style:name="T145" style:parent-style-name="DefaultParagraphFont" style:family="text">
      <style:text-properties style:font-name="Calibri" fo:font-size="11pt" style:font-size-asian="11pt" style:font-size-complex="11pt" fo:language="es" fo:country="AR"/>
    </style:style>
    <style:style style:name="T146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47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48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49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50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51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52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53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54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55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56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57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58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59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60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61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62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63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64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65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66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67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68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69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70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71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72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73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74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75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76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77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78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79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80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81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82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83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84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85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86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87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88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89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90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91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92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93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194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195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196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197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198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199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00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01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02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03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04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05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06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07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08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09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10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11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12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13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14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15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16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17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18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19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20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21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22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23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24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25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26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27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28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29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30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31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32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33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34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35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36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37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38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39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40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41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42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43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44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45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46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47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48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49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50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51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52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53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54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55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56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57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58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59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60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61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62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63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64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65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66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67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68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69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70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71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72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73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74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75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76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77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78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79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  <style:style style:name="T280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81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82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83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84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85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86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87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88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89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90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91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92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93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94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95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96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97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98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99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300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301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302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303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304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305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306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307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308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309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310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311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312" style:parent-style-name="DefaultParagraphFont" style:family="text">
      <style:text-properties style:font-name="Courier New" style:font-name-complex="Courier New" fo:font-size="8pt" style:font-size-asian="8pt" style:font-size-complex="8pt" fo:language="es" fo:country="AR"/>
    </style:style>
  </office:automatic-styles>
  <office:body>
    <office:text text:use-soft-page-breaks="true">
      <text:p text:style-name="P1"><text:line-break/><text:span text:style-name="T2">Algoritmos y Programación III</text:span></text:p>
      <text:p text:style-name="P3">(75.07)<text:line-break/></text:p>
      <text:p text:style-name="Textbody"><text:span text:style-name="T4">Cursos Fontela</text:span><text:span text:style-name="T5"><text:line-break/></text:span>Primer Cuatrimestre de 2010<text:line-break/></text:p>
      <text:p text:style-name="P6">Trabajo Práctico N°0</text:p>
      <text:p text:style-name="P7"/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2">
            <text:p text:style-name="P13">Datos Personales</text:p>
          </table:table-cell>
          <table:covered-table-cell/>
        </table:table-row>
        <table:table-row table:style-name="TableRow14">
          <table:table-cell table:style-name="TableCell15">
            <text:p text:style-name="P16">Apellido y Nombre</text:p>
          </table:table-cell>
          <table:table-cell table:style-name="TableCell17">
            <text:p text:style-name="P18">Schenkelman, Damián</text:p>
          </table:table-cell>
        </table:table-row>
        <table:table-row table:style-name="TableRow19">
          <table:table-cell table:style-name="TableCell20">
            <text:p text:style-name="P21">Enunciado</text:p>
          </table:table-cell>
          <table:table-cell table:style-name="TableCell22">
            <text:p text:style-name="P23">D</text:p>
          </table:table-cell>
        </table:table-row>
        <table:table-row table:style-name="TableRow24">
          <table:table-cell table:style-name="TableCell25">
            <text:p text:style-name="P26">Padrón</text:p>
          </table:table-cell>
          <table:table-cell table:style-name="TableCell27">
            <text:p text:style-name="P28">90728</text:p>
          </table:table-cell>
        </table:table-row>
        <table:table-row table:style-name="TableRow29">
          <table:table-cell table:style-name="TableCell30">
            <text:p text:style-name="P31">Email</text:p>
          </table:table-cell>
          <table:table-cell table:style-name="TableCell32">
            <text:p text:style-name="Standard"><text:a xlink:href="mailto:damiansch@hotmail.com" office:target-frame-name="_top" xlink:show="replace"><text:span text:style-name="T33">damiansch@hotmail.com</text:span></text:a></text:p>
          </table:table-cell>
        </table:table-row>
        <table:table-row table:style-name="TableRow34">
          <table:table-cell table:style-name="TableCell35">
            <text:p text:style-name="P36">Turno</text:p>
          </table:table-cell>
          <table:table-cell table:style-name="TableCell37">
            <text:p text:style-name="P38">3 (FONTELA-FONTDEVILA-FALCONE MARTINEZ)</text:p>
          </table:table-cell>
        </table:table-row>
        <table:table-row table:style-name="TableRow39">
          <table:table-cell table:style-name="TableCell40">
            <text:p text:style-name="P41">Fecha Aprobación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Nota de Concepto</text:p>
          </table:table-cell>
          <table:table-cell table:style-name="TableCell47">
            <text:p text:style-name="P48"/>
          </table:table-cell>
        </table:table-row>
      </table:table>
      <text:p text:style-name="BodyText2"><text:line-break/></text:p>
      <text:p text:style-name="P49"/>
      <text:p text:style-name="TOCHeading">Contents</text:p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0"><text:a xlink:href="#_Toc256363870" office:target-frame-name="_top" xlink:show="replace"><text:span text:style-name="T51">Pasos para probar el trabajo<text:s/></text:span><text:span text:style-name="T52">Práctico</text:span><text:tab/>3</text:a></text:p>
          <text:p text:style-name="P53"><text:a xlink:href="#_Toc256363871" office:target-frame-name="_top" xlink:show="replace"><text:span text:style-name="T54">Clases utilizadas</text:span><text:tab/>3</text:a></text:p>
          <text:p text:style-name="P55"><text:a xlink:href="#_Toc256363872" office:target-frame-name="_top" xlink:show="replace"><text:span text:style-name="T56">Código Fuente</text:span><text:tab/>4</text:a></text:p>
          <text:p text:style-name="P57"><text:a xlink:href="#_Toc256363873" office:target-frame-name="_top" xlink:show="replace"><text:span text:style-name="Hyperlink">Clase Constante</text:span><text:tab/>4</text:a></text:p>
          <text:p text:style-name="P58"><text:a xlink:href="#_Toc256363874" office:target-frame-name="_top" xlink:show="replace"><text:span text:style-name="Hyperlink">Clase Coseno</text:span><text:tab/>4</text:a></text:p>
          <text:p text:style-name="P59"><text:a xlink:href="#_Toc256363875" office:target-frame-name="_top" xlink:show="replace"><text:span text:style-name="Hyperlink">Clase Divixion</text:span><text:tab/>4</text:a></text:p>
          <text:p text:style-name="P60"><text:a xlink:href="#_Toc256363876" office:target-frame-name="_top" xlink:show="replace"><text:span text:style-name="Hyperlink">Clase X</text:span><text:tab/>5</text:a></text:p>
        </text:index-body>
      </text:table-of-content>
      <text:p text:style-name="P61"/>
      <text:p text:style-name="Normal"/>
      <text:p text:style-name="P62"/>
      <text:h text:style-name="P63" text:outline-level="2"><text:bookmark-start text:name="_Toc256363870"/>Pasos para probar el trabajo Práctico<text:bookmark-end text:name="_Toc256363870"/></text:h>
      <text:list text:style-name="LFO2" text:continue-numbering="true">
        <text:list-item>
          <text:p text:style-name="P64"><text:span text:style-name="T65">Descomprimir el archivo<text:s/></text:span><text:span text:style-name="T66">Fuente</text:span><text:span text:style-name="T67">TP090728.zip</text:span><text:span text:style-name="T68">.</text:span></text:p>
        </text:list-item>
        <text:list-item>
          <text:p text:style-name="P69"><text:span text:style-name="T70">Agregar las clases contenidas en los archivos<text:s/></text:span><text:span text:style-name="T71">.st<text:s/></text:span><text:span text:style-name="T72">a la imagen respectiva de<text:s/></text:span><text:span text:style-name="T73">Pharo</text:span><text:span text:style-name="T74">.</text:span></text:p>
        </text:list-item>
        <text:list-item>
          <text:p text:style-name="P75"><text:span text:style-name="T76">Copiar el código del enunciado del Trabajo<text:s/></text:span><text:span text:style-name="T77">Práctico en un<text:s/></text:span><text:span text:style-name="T78">Workspace</text:span><text:span text:style-name="T79"><text:s/>de<text:s/></text:span><text:span text:style-name="T80">Pharo</text:span><text:span text:style-name="T81">.</text:span></text:p>
        </text:list-item>
        <text:list-item>
          <text:p text:style-name="P82">Seleccionar todo el código.</text:p>
        </text:list-item>
        <text:list-item>
          <text:p text:style-name="P83"><text:span text:style-name="T84">Hacer click derecho en el<text:s/></text:span><text:span text:style-name="T85">Workspace</text:span><text:span text:style-name="T86"><text:s/>y seleccionar<text:s/></text:span><text:span text:style-name="T87">Do It</text:span><text:span text:style-name="T88">.</text:span></text:p>
        </text:list-item>
      </text:list>
      <text:p text:style-name="P89"/>
      <text:h text:style-name="P90" text:outline-level="2"><text:bookmark-start text:name="_Toc256363871"/>Clases utilizadas<text:bookmark-end text:name="_Toc256363871"/></text:h>
      <text:p text:style-name="P91">Las siguientes son las clases usadas para resolver el trabajo. En la siguiente sección se provee el código de cada<text:s/>una de ellas.</text:p>
      <text:list text:style-name="LFO3" text:continue-numbering="true">
        <text:list-item>
          <text:p text:style-name="P92"><text:span text:style-name="T93">Constante:<text:s/></text:span><text:span text:style-name="T94">Representa una constante en una operación aritmética. Sus métodos son:</text:span></text:p>
          <text:list text:continue-numbering="true">
            <text:list-item>
              <text:p text:style-name="P95"><text:span text:style-name="T96">valor</text:span><text:span text:style-name="T97">. Devuelve el campo valor.</text:span></text:p>
            </text:list-item>
            <text:list-item>
              <text:p text:style-name="P98"><text:span text:style-name="T99">valor</text:span><text:span text:style-name="T100">:</text:span><text:span text:style-name="T101"><text:s/>numero</text:span><text:span text:style-name="T102">. Setea el campo valor.</text:span></text:p>
            </text:list-item>
          </text:list>
        </text:list-item>
        <text:list-item>
          <text:p text:style-name="P103"><text:span text:style-name="T104">Coseno:</text:span><text:span text:style-name="T105"><text:s/>Representa la función coseno. Sus métodos son:</text:span></text:p>
          <text:list text:continue-numbering="true">
            <text:list-item>
              <text:p text:style-name="P106"><text:span text:style-name="T107">parametro1: p1</text:span><text:span text:style-name="T108">. Setea el campo argum</text:span><text:span text:style-name="T109">ento (parametro1).</text:span></text:p>
            </text:list-item>
            <text:list-item>
              <text:p text:style-name="P110"><text:span text:style-name="T111">evaluarEn: numero.<text:s/></text:span><text:span text:style-name="T112">Reemplaza la X por el parámetro recibido (en caso de que la haya) y calcula el coseno del campo argumento.</text:span></text:p>
            </text:list-item>
          </text:list>
        </text:list-item>
        <text:list-item>
          <text:p text:style-name="P113"><text:span text:style-name="T114">Divixion:</text:span><text:span text:style-name="T115"><text:s/>Representa la operación división. Sus métodos son:</text:span></text:p>
          <text:list text:continue-numbering="true">
            <text:list-item>
              <text:p text:style-name="P116"><text:span text:style-name="T117">parametro1</text:span><text:span text:style-name="T118">:<text:s/></text:span><text:span text:style-name="T119">p1</text:span><text:span text:style-name="T120"><text:s/></text:span><text:span text:style-name="T121">parametro2</text:span><text:span text:style-name="T122">:<text:s/></text:span><text:span text:style-name="T123">p2.</text:span><text:span text:style-name="T124"><text:s/></text:span><text:span text:style-name="T125">Setea los campos<text:s/></text:span><text:span text:style-name="T126">numerador (parametro1) y denominador (parametro2).</text:span></text:p>
            </text:list-item>
            <text:list-item>
              <text:p text:style-name="P127"><text:span text:style-name="T128">evaluarEn: numero.<text:s/></text:span><text:span text:style-name="T129">Reemplaza X en el denominador de la división por el parámetro recibido y devuelve el valor de la división.</text:span></text:p>
            </text:list-item>
          </text:list>
        </text:list-item>
        <text:list-item>
          <text:p text:style-name="P130"><text:span text:style-name="T131">X</text:span><text:span text:style-name="T132">: Representa una variable en una operación aritmética. Sus métodos son:</text:span></text:p>
          <text:list text:continue-numbering="true">
            <text:list-item>
              <text:p text:style-name="P133"><text:span text:style-name="T134">valor</text:span><text:span text:style-name="T135">.</text:span><text:span text:style-name="T136"><text:s/>Devuelve el campo valor.</text:span></text:p>
            </text:list-item>
            <text:list-item>
              <text:p text:style-name="P137"><text:span text:style-name="T138">valor: numero</text:span><text:span text:style-name="T139">. Setea el campo valor.</text:span></text:p>
            </text:list-item>
          </text:list>
        </text:list-item>
      </text:list>
      <text:p text:style-name="P140"/>
      <text:h text:style-name="P141" text:outline-level="2"><text:bookmark-start text:name="_Toc256363872"/>Código Fuente<text:bookmark-end text:name="_Toc256363872"/></text:h>
      <text:p text:style-name="Normal"><text:span text:style-name="T142">A continuación se detalla el código utilizado para resolver el TP0. Vale aclarar que parte del mismo es código utilizado por<text:s/></text:span><text:span text:style-name="T143">Pharo</text:span><text:span text:style-name="T144"><text:s/>y no tiene funcionalidad (relacionada al Trabaj</text:span><text:span text:style-name="T145">o Práctico).</text:span></text:p>
      <text:h text:style-name="Heading3" text:outline-level="3"><text:bookmark-start text:name="_Toc256363873"/>Clase Constante<text:bookmark-end text:name="_Toc256363873"/></text:h>
      <text:p text:style-name="Normal"><text:span text:style-name="T146">'From Pharo-1.0-10508-rc2 of 19 October 2009 [Latest update: #10508] on 14 March 2010 at 8:26:34 pm'!</text:span><text:span text:style-name="T147"><text:line-break/></text:span><text:span text:style-name="T148">Object subclass: #Constante</text:span><text:span text:style-name="T149"><text:line-break/></text:span><text:span text:style-name="T150"><text:tab/>instanceVariableNames: 'valor'</text:span><text:span text:style-name="T151"><text:line-break/></text:span><text:span text:style-name="T152"><text:tab/>classVariableNames: ''</text:span><text:span text:style-name="T153"><text:line-break/></text:span><text:span text:style-name="T154"><text:tab/>poolDictionaries: ''</text:span><text:span text:style-name="T155"><text:line-break/></text:span><text:span text:style-name="T156"><text:tab/>category:<text:s/></text:span><text:span text:style-name="T157">'TP090728'!</text:span><text:span text:style-name="T158"><text:line-break/></text:span><text:span text:style-name="T159"><text:line-break/></text:span><text:span text:style-name="T160">!Constante methodsFor: 'Accessors' stamp: 'DamianSchenkelman 3/13/2010 18:41'!</text:span><text:span text:style-name="T161"><text:line-break/></text:span><text:span text:style-name="T162">valor</text:span><text:span text:style-name="T163"><text:line-break/></text:span><text:span text:style-name="T164"><text:tab/>"Devuelve el campo valor."</text:span><text:span text:style-name="T165"><text:line-break/></text:span><text:span text:style-name="T166"><text:tab/>^valor! !</text:span><text:span text:style-name="T167"><text:line-break/></text:span><text:span text:style-name="T168"><text:line-break/></text:span><text:span text:style-name="T169">!Constante methodsFor: 'Accessors' stamp: 'DamianSchenkelman 3/13/2010 18:41'!</text:span><text:span text:style-name="T170"><text:line-break/></text:span><text:span text:style-name="T171">valor: numero</text:span><text:span text:style-name="T172"><text:line-break/></text:span><text:span text:style-name="T173"><text:tab/>"Setea el campo valor."</text:span><text:span text:style-name="T174"><text:line-break/></text:span><text:span text:style-name="T175"><text:tab/>valor := numero</text:span><text:span text:style-name="T176"><text:line-break/></text:span><text:span text:style-name="T177"><text:tab/>! !</text:span></text:p>
      <text:h text:style-name="Heading3" text:outline-level="3"><text:bookmark-start text:name="_Toc256363874"/>Clase Coseno<text:bookmark-end text:name="_Toc256363874"/></text:h>
      <text:p text:style-name="Normal"><text:span text:style-name="T178">'From Pharo-1.0-10508-rc2 of 19 October 2009 [Latest update: #10508] on 14 March 2010 at 8:52:57 pm'!</text:span><text:span text:style-name="T179"><text:line-break/></text:span><text:span text:style-name="T180">Object subclass: #Coseno</text:span><text:span text:style-name="T181"><text:line-break/></text:span><text:span text:style-name="T182"><text:tab/>instanceVariableNames: 'argumento'</text:span><text:span text:style-name="T183"><text:line-break/></text:span><text:span text:style-name="T184"><text:tab/>classVariableNames: ''</text:span><text:span text:style-name="T185"><text:line-break/></text:span><text:span text:style-name="T186"><text:tab/>poolDictionaries: ''</text:span><text:span text:style-name="T187"><text:line-break/></text:span><text:span text:style-name="T188"><text:tab/>category: '</text:span><text:span text:style-name="T189">TP090728'!</text:span><text:span text:style-name="T190"><text:line-break/></text:span><text:span text:style-name="T191"><text:line-break/></text:span><text:span text:style-name="T192">!</text:span><text:span text:style-name="T193">Coseno methodsFor: 'Accessors' stamp: 'DamianSchenkelman 3/14/2010 20:47'!</text:span><text:span text:style-name="T194"><text:line-break/></text:span><text:span text:style-name="T195">parametro1: p1</text:span><text:span text:style-name="T196"><text:line-break/></text:span><text:span text:style-name="T197"><text:tab/>"Setea el campo argumento (parametro1)."</text:span><text:span text:style-name="T198"><text:line-break/></text:span><text:span text:style-name="T199"><text:tab/>argumento := p1</text:span><text:span text:style-name="T200"><text:line-break/></text:span><text:span text:style-name="T201"><text:tab/>! !</text:span><text:span text:style-name="T202"><text:line-break/></text:span><text:span text:style-name="T203"><text:line-break/></text:span><text:span text:style-name="T204"><text:line-break/></text:span><text:span text:style-name="T205">!Coseno methodsFor: 'Ejecucion' stamp: 'DamianSchenkelman 3/14/2010 20:49'!</text:span><text:span text:style-name="T206"><text:line-break/></text:span><text:span text:style-name="T207">evaluarEn:<text:s/></text:span><text:span text:style-name="T208">numero</text:span><text:span text:style-name="T209"><text:line-break/></text:span><text:span text:style-name="T210"><text:tab/>"Reemplaza la X por el parametro recibido (en caso de que la haya) y calcula el coseno del campo argumento."</text:span><text:span text:style-name="T211"><text:line-break/></text:span><text:span text:style-name="T212"><text:tab/>|resultado tieneX|</text:span><text:span text:style-name="T213"><text:line-break/></text:span><text:span text:style-name="T214"><text:tab/>tieneX := false.</text:span><text:span text:style-name="T215"><text:line-break/></text:span><text:span text:style-name="T216"><text:tab/>(argumento valor = nil) ifTrue:<text:s/></text:span><text:span text:style-name="T217"><text:line-break/></text:span><text:span text:style-name="T218"><text:tab/>[</text:span><text:span text:style-name="T219"><text:line-break/></text:span><text:span text:style-name="T220"><text:tab/></text:span><text:span text:style-name="T221"><text:tab/>argumento valor: numero.</text:span><text:span text:style-name="T222"><text:line-break/></text:span><text:span text:style-name="T223"><text:tab/></text:span><text:span text:style-name="T224"><text:tab/>tieneX := true.</text:span><text:span text:style-name="T225"><text:line-break/></text:span><text:span text:style-name="T226"><text:tab/>].</text:span><text:span text:style-name="T227"><text:line-break/></text:span><text:span text:style-name="T228"><text:tab/>resultado := a</text:span><text:span text:style-name="T229">rgumento valor cos.</text:span><text:span text:style-name="T230"><text:line-break/></text:span><text:span text:style-name="T231"><text:tab/>(tieneX) ifTrue: [argumento valor: nil].</text:span><text:span text:style-name="T232"><text:line-break/></text:span><text:span text:style-name="T233"><text:tab/></text:span><text:span text:style-name="T234">^resultado<text:s/></text:span><text:span text:style-name="T235"><text:line-break/></text:span><text:span text:style-name="T236"><text:tab/>! !</text:span></text:p>
      <text:h text:style-name="Heading3" text:outline-level="3"><text:bookmark-start text:name="_Toc256363875"/>Clase Divixion<text:bookmark-end text:name="_Toc256363875"/></text:h>
      <text:p text:style-name="Normal"><text:span text:style-name="T237">'From Pharo-1.0-10508-rc2 of 19 October 2009 [Latest update: #10508] on 14 March 2010 at 8:53:03 pm'!</text:span><text:span text:style-name="T238"><text:line-break/></text:span><text:span text:style-name="T239">Object subclass: #Divixion</text:span><text:span text:style-name="T240"><text:line-break/></text:span><text:span text:style-name="T241"><text:tab/>instanceVariableNames: 'numerad</text:span><text:span text:style-name="T242">or denominador'</text:span><text:span text:style-name="T243"><text:line-break/></text:span><text:span text:style-name="T244"><text:tab/>classVariableNames: ''</text:span><text:span text:style-name="T245"><text:line-break/></text:span><text:span text:style-name="T246"><text:tab/>poolDictionaries: ''</text:span><text:span text:style-name="T247"><text:line-break/></text:span><text:span text:style-name="T248"><text:tab/>category: 'TP090728'!</text:span><text:span text:style-name="T249"><text:line-break/></text:span><text:span text:style-name="T250"><text:line-break/></text:span><text:span text:style-name="T251">!</text:span><text:span text:style-name="T252">Divixion methodsFor: 'Accessors' stamp: 'DamianSchenkelman 3/14/2010 20:40'!</text:span><text:span text:style-name="T253"><text:line-break/></text:span><text:span text:style-name="T254">parametro1: p1 parametro2: p2</text:span><text:span text:style-name="T255"><text:line-break/></text:span><text:span text:style-name="T256"><text:tab/>"Setea los campos numerador (parametro1) y denominador (param</text:span><text:span text:style-name="T257">etro2)."</text:span><text:span text:style-name="T258"><text:line-break/></text:span><text:span text:style-name="T259"><text:tab/>numerador := p1.</text:span><text:span text:style-name="T260"><text:line-break/></text:span><text:span text:style-name="T261"><text:tab/>denominador := p2! !</text:span><text:span text:style-name="T262"><text:line-break/></text:span><text:span text:style-name="T263"><text:line-break/></text:span><text:span text:style-name="T264"><text:line-break/></text:span><text:span text:style-name="T265">!Divixion methodsFor: 'Ejecucion' stamp: 'DamianSchenkelman 3/14/2010 20:44'!</text:span><text:span text:style-name="T266"><text:line-break/></text:span><text:span text:style-name="T267">evaluarEn: numero</text:span><text:span text:style-name="T268"><text:line-break/></text:span><text:span text:style-name="T269"><text:tab/>"Reemplaza X en el denominador de la division por el parametro recibido y devuelve el valor de la division."</text:span><text:span text:style-name="T270"><text:line-break/></text:span><text:span text:style-name="T271"><text:tab/>| resultado |</text:span><text:span text:style-name="T272"><text:line-break/></text:span><text:span text:style-name="T273"><text:tab/>denominador valor: numero.</text:span><text:span text:style-name="T274"><text:line-break/></text:span><text:span text:style-name="T275"><text:tab/>resultado := (numerador valor) / (denominador valor).</text:span><text:span text:style-name="T276"><text:line-break/></text:span><text:span text:style-name="T277"><text:tab/>denominador valor: nil.</text:span><text:span text:style-name="T278"><text:line-break/></text:span><text:span text:style-name="T279"><text:tab/></text:span><text:span text:style-name="T280">^resultado ! !</text:span></text:p>
      <text:h text:style-name="Heading3" text:outline-level="3"><text:bookmark-start text:name="_Toc256363876"/>Clase X<text:bookmark-end text:name="_Toc256363876"/></text:h>
      <text:p text:style-name="Normal"><text:span text:style-name="T281">'From Pharo-1.0-10508-rc2 of 19 October 2009 [Latest update: #10508] on 14 March 2010 at 8:53 pm'!</text:span><text:span text:style-name="T282"><text:line-break/></text:span><text:span text:style-name="T283">Object su</text:span><text:span text:style-name="T284">bclass: #X</text:span><text:span text:style-name="T285"><text:line-break/></text:span><text:span text:style-name="T286"><text:tab/>instanceVariableNames: 'valor'</text:span><text:span text:style-name="T287"><text:line-break/></text:span><text:span text:style-name="T288"><text:tab/>classVariableNames: ''</text:span><text:span text:style-name="T289"><text:line-break/></text:span><text:span text:style-name="T290"><text:tab/>poolDictionaries: ''</text:span><text:span text:style-name="T291"><text:line-break/></text:span><text:span text:style-name="T292"><text:tab/>category: 'TP090728'!</text:span><text:span text:style-name="T293"><text:line-break/></text:span><text:span text:style-name="T294"><text:line-break/></text:span><text:span text:style-name="T295">!X methodsFor: 'Accessors' stamp: 'DamianSchenkelman 3/13/2010 18:38'!</text:span><text:span text:style-name="T296"><text:line-break/></text:span><text:span text:style-name="T297">valor</text:span><text:span text:style-name="T298"><text:line-break/></text:span><text:span text:style-name="T299"><text:tab/>"Devuelve el campo valor."</text:span><text:span text:style-name="T300"><text:line-break/></text:span><text:span text:style-name="T301"><text:tab/>^valor! !</text:span><text:span text:style-name="T302"><text:line-break/></text:span><text:span text:style-name="T303"><text:line-break/></text:span><text:span text:style-name="T304">!X methodsFor: 'Accessors'</text:span><text:span text:style-name="T305"><text:s/>stamp: 'DamianSchenkelman 3/13/2010 18:39'!</text:span><text:span text:style-name="T306"><text:line-break/></text:span><text:span text:style-name="T307">valor: numero</text:span><text:span text:style-name="T308"><text:line-break/></text:span><text:span text:style-name="T309"><text:tab/>"Setea el campo valor."</text:span><text:span text:style-name="T310"><text:line-break/></text:span><text:span text:style-name="T311"><text:tab/></text:span><text:span text:style-name="T312">valor := numero! !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style:text-autospace="ideograph-alpha" style:vertical-align="auto"/>
      <style:text-properties fo:language="es" fo:country="ES" style:language-asian="es" style:country-asian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center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ituloPrincipal" style:display-name="Titulo Principal" style:family="paragraph" style:parent-style-name="Heading1" style:default-outline-level="1">
      <style:text-properties fo:font-size="12pt" style:font-size-asian="12pt" style:font-size-complex="12pt" fo:hyphenate="false"/>
    </style:style>
    <style:style style:name="BodyText2" style:display-name="Body Text 2" style:family="paragraph" style:parent-style-name="Standard">
      <style:paragraph-properties fo:text-align="center"/>
      <style:text-properties fo:font-size="14pt" style:font-size-asian="14pt" style:font-size-complex="1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OCHeading" style:display-name="TOC Heading" style:family="paragraph" style:parent-style-name="Heading1" style:next-style-name="Normal" style:default-outline-level="1">
      <style:paragraph-properties fo:keep-together="always" fo:widows="2" fo:orphans="2" fo:margin-top="0.3333in" fo:margin-bottom="0in" fo:line-height="115%"/>
      <style:text-properties style:font-name="Cambria" style:font-name-asian="Times New Roman" style:font-name-complex="Times New Roman" fo:color="#365F91" style:letter-kerning="false" fo:font-size="14pt" style:font-size-asian="14pt" style:font-size-complex="14pt" fo:language="en" fo:country="US" style:language-asian="en" style:country-asian="US"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text:list-style style:name="RTF_Num2" style:display-name="RTF_Num 2">
      <text:list-level-style-number text:level="1" style:num-suffix="." style:num-format="I">
        <style:list-level-properties text:space-before="0in"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Calibri" fo:font-size="11pt" style:font-size-asian="11pt" style:font-size-complex="11pt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7in" fo:margin-left="1.1812in" fo:margin-bottom="0.9847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icolas Paez</meta:initial-creator>
    <dc:creator>Damian Schenkelman</dc:creator>
    <meta:creation-date>2010-03-14T15:53:00Z</meta:creation-date>
    <dc:date>2010-03-16T00:47:00Z</dc:date>
    <meta:template xlink:href="Normal.dotm" xlink:type="simple"/>
    <meta:editing-cycles>20</meta:editing-cycles>
    <meta:editing-duration>PT3000S</meta:editing-duration>
    <meta:document-statistic meta:page-count="5" meta:paragraph-count="9" meta:word-count="751" meta:character-count="4876" meta:row-count="34" meta:non-whitespace-character-count="4134"/>
  </office:meta>
</office:document-meta>
</file>